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ter" svg:font-family="Inter" style:font-adornments="Regular" style:font-pitch="variable"/>
    <style:font-face style:name="Inter1" svg:font-family="Inter" style:font-pitch="variable"/>
    <style:font-face style:name="Inter2" svg:font-family="Inter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45in"/>
    </style:style>
    <style:style style:name="co2" style:family="table-column">
      <style:table-column-properties fo:break-before="auto" style:column-width="0.9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1.778in"/>
    </style:style>
    <style:style style:name="co7" style:family="table-column">
      <style:table-column-properties fo:break-before="auto" style:column-width="0.9945in"/>
    </style:style>
    <style:style style:name="co8" style:family="table-column">
      <style:table-column-properties fo:break-before="auto" style:column-width="1.077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4">
      <style:text-properties style:font-name="Inter1"/>
    </style:style>
    <style:style style:name="ce3" style:family="table-cell" style:parent-style-name="financenumbers">
      <style:table-cell-properties fo:border="none"/>
    </style:style>
    <style:style style:name="ce5" style:family="table-cell" style:parent-style-name="financenumbers">
      <style:table-cell-properties fo:border="none" fo:padding="0.0138in"/>
    </style:style>
    <style:style style:name="ce10" style:family="table-cell" style:parent-style-name="Default" style:data-style-name="N4">
      <style:table-cell-properties fo:border="none"/>
      <style:text-properties style:font-name="Inter1"/>
    </style:style>
    <style:style style:name="ce4" style:family="table-cell" style:parent-style-name="Default" style:data-style-name="N4">
      <style:table-cell-properties fo:border="none" fo:padding="0.0138in"/>
      <style:text-properties style:font-name="Inter1"/>
    </style:style>
    <style:style style:name="ce13" style:family="table-cell" style:parent-style-name="financenumbers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financenumbers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financenumbers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headlinecustom">
      <style:table-cell-properties fo:border="none"/>
    </style:style>
    <style:style style:name="ce17" style:family="table-cell" style:parent-style-name="financenumbers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financenumbers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Bad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3" table:number-columns-repeated="1011" table:default-cell-style-name="ce8"/>
        <table:table-row table:style-name="ro1">
          <table:table-cell office:value-type="string" calcext:value-type="string">
            <text:p><text:a xlink:href="../main.ods" xlink:type="simple">main</text:a>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/>
          <table:table-cell table:style-name="ce5"/>
          <table:table-cell table:style-name="ce3" table:number-columns-repeated="2"/>
          <table:table-cell table:style-name="Default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3" calcext:value-type="float">
            <text:p>23</text:p>
          </table:table-cell>
          <table:table-cell table:style-name="ce3"/>
          <table:table-cell table:style-name="ce16" office:value-type="string" calcext:value-type="string">
            <text:p>pipeline</text:p>
          </table:table-cell>
          <table:table-cell table:style-name="ce16" office:value-type="string" calcext:value-type="string">
            <text:p>phase</text:p>
          </table:table-cell>
          <table:table-cell table:style-name="ce16" office:value-type="string" calcext:value-type="string">
            <text:p>indication</text:p>
          </table:table-cell>
          <table:table-cell table:style-name="ce16" office:value-type="string" calcext:value-type="string">
            <text:p>catalyst</text:p>
          </table:table-cell>
          <table:table-cell table:style-name="ce16" office:value-type="string" calcext:value-type="string">
            <text:p>event</text:p>
          </table:table-cell>
          <table:table-cell table:style-name="ce3"/>
          <table:table-cell table:style-name="ce10" table:number-columns-repeated="1010"/>
        </table:table-row>
        <table:table-row table:style-name="ro2">
          <table:table-cell table:style-name="ce3"/>
          <table:table-cell table:style-name="ce5" office:value-type="string" calcext:value-type="string">
            <text:p>price</text:p>
          </table:table-cell>
          <table:table-cell table:style-name="ce13" office:value-type="float" office:value="43.36" calcext:value-type="float">
            <text:p>43.36</text:p>
          </table:table-cell>
          <table:table-cell table:style-name="ce9"/>
          <table:table-cell table:style-name="ce3" office:value-type="string" calcext:value-type="string">
            <text:p>rev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financenumbers"/>
          <table:table-cell table:style-name="ce17" office:value-type="string" calcext:value-type="string">
            <text:p>Bizengri </text:p>
          </table:table-cell>
          <table:table-cell table:style-name="ce3" office:value-type="string" calcext:value-type="string">
            <text:p>approved</text:p>
          </table:table-cell>
          <table:table-cell table:style-name="ce17" office:value-type="string" calcext:value-type="string">
            <text:p>NSCLC lungenkrebs</text:p>
          </table:table-cell>
          <table:table-cell table:style-name="ce3"/>
          <table:table-cell table:style-name="financenumbers"/>
          <table:table-cell table:style-name="ce3" office:value-type="string" calcext:value-type="string">
            <text:p>partner therapeutics purchases bizengri sales licence and gives percentage of sales to mrus</text:p>
          </table:table-cell>
          <table:table-cell table:style-name="ce10" table:number-columns-repeated="1009"/>
          <table:table-cell/>
        </table:table-row>
        <table:table-row table:style-name="ro2">
          <table:table-cell table:style-name="financenumbers"/>
          <table:table-cell table:style-name="ce3" office:value-type="string" calcext:value-type="string">
            <text:p>mc</text:p>
          </table:table-cell>
          <table:table-cell table:style-name="ce7" office:value-type="float" office:value="3" calcext:value-type="float">
            <text:p>3</text:p>
          </table:table-cell>
          <table:table-cell table:style-name="financenumbers"/>
          <table:table-cell table:style-name="financenumbers" office:value-type="string" calcext:value-type="string">
            <text:p>ga</text:p>
          </table:table-cell>
          <table:table-cell table:style-name="financenumbers" office:value-type="float" office:value="82" calcext:value-type="float">
            <text:p>82</text:p>
          </table:table-cell>
          <table:table-cell table:style-name="financenumbers" office:value-type="float" office:value="59" calcext:value-type="float">
            <text:p>59</text:p>
          </table:table-cell>
          <table:table-cell table:style-name="financenumbers"/>
          <table:table-cell table:style-name="ce18" office:value-type="string" calcext:value-type="string">
            <text:p>Petosemtamab </text:p>
          </table:table-cell>
          <table:table-cell table:style-name="financenumbers" office:value-type="float" office:value="2" calcext:value-type="float">
            <text:p>2</text:p>
          </table:table-cell>
          <table:table-cell table:style-name="ce17" office:value-type="string" calcext:value-type="string">
            <text:p>HNSCC Hautkrebs</text:p>
          </table:table-cell>
          <table:table-cell table:style-name="ce19" office:value-type="string" calcext:value-type="string">
            <text:p>22.05.25</text:p>
          </table:table-cell>
          <table:table-cell table:style-name="ce3" office:value-type="string" calcext:value-type="string">
            <text:p>interimresult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financenumbers"/>
          <table:table-cell table:style-name="ce3"/>
          <table:table-cell table:style-name="ce7"/>
          <table:table-cell table:style-name="financenumbers"/>
          <table:table-cell table:style-name="financenumbers" office:value-type="string" calcext:value-type="string">
            <text:p>rnd</text:p>
          </table:table-cell>
          <table:table-cell table:style-name="financenumbers" office:value-type="float" office:value="225" calcext:value-type="float">
            <text:p>225</text:p>
          </table:table-cell>
          <table:table-cell table:style-name="financenumbers" office:value-type="float" office:value="140" calcext:value-type="float">
            <text:p>140</text:p>
          </table:table-cell>
          <table:table-cell table:style-name="financenumbers"/>
          <table:table-cell table:style-name="financenumbers" office:value-type="string" calcext:value-type="string">
            <text:p>Mcla-129</text:p>
          </table:table-cell>
          <table:table-cell table:style-name="financenumbers" office:value-type="float" office:value="2" calcext:value-type="float">
            <text:p>2</text:p>
          </table:table-cell>
          <table:table-cell table:style-name="financenumbers" office:value-type="string" calcext:value-type="string">
            <text:p>tumors</text:p>
          </table:table-cell>
          <table:table-cell table:style-name="ce5"/>
          <table:table-cell table:style-name="ce7"/>
          <table:table-cell table:style-name="financenumbers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urrent assets</text:p>
          </table:table-cell>
          <table:table-cell table:style-name="financenumbers" office:value-type="float" office:value="569" calcext:value-type="float">
            <text:p>569</text:p>
          </table:table-cell>
          <table:table-cell table:style-name="financenumbers" office:value-type="float" office:value="368" calcext:value-type="float">
            <text:p>368</text:p>
          </table:table-cell>
          <table:table-cell table:style-name="financenumbers"/>
          <table:table-cell table:style-name="financenumbers" office:value-type="string" calcext:value-type="string">
            <text:p>Ono-4685</text:p>
          </table:table-cell>
          <table:table-cell table:style-name="financenumbers" office:value-type="float" office:value="1" calcext:value-type="float">
            <text:p>1</text:p>
          </table:table-cell>
          <table:table-cell table:style-name="financenumbers" office:value-type="string" calcext:value-type="string">
            <text:p>lymphoma</text:p>
          </table:table-cell>
          <table:table-cell table:style-name="ce5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urrent liab</text:p>
          </table:table-cell>
          <table:table-cell table:style-name="financenumbers" office:value-type="float" office:value="87" calcext:value-type="float">
            <text:p>87</text:p>
          </table:table-cell>
          <table:table-cell table:style-name="financenumbers" office:value-type="float" office:value="69" calcext:value-type="float">
            <text:p>69</text:p>
          </table:table-cell>
          <table:table-cell table:style-name="financenumbers"/>
          <table:table-cell table:style-name="financenumbers" office:value-type="string" calcext:value-type="string">
            <text:p>inca33890</text:p>
          </table:table-cell>
          <table:table-cell table:style-name="financenumbers" office:value-type="float" office:value="1" calcext:value-type="float">
            <text:p>1</text:p>
          </table:table-cell>
          <table:table-cell table:style-name="financenumbers" office:value-type="string" calcext:value-type="string">
            <text:p>tumor</text:p>
          </table:table-cell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ommon stocks</text:p>
          </table:table-cell>
          <table:table-cell table:style-name="financenumbers" office:value-type="float" office:value="6.9" calcext:value-type="float">
            <text:p>6.9</text:p>
          </table:table-cell>
          <table:table-cell table:style-name="financenumbers" office:value-type="float" office:value="5.8" calcext:value-type="float">
            <text:p>5.8</text:p>
          </table:table-cell>
          <table:table-cell table:style-name="financenumbers" table:number-columns-repeated="4"/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2"/>
          <table:table-cell table:style-name="financenumbers" office:value-type="string" calcext:value-type="string">
            <text:p>compr. Loss</text:p>
          </table:table-cell>
          <table:table-cell table:style-name="financenumbers" office:value-type="float" office:value="248" calcext:value-type="float">
            <text:p>248</text:p>
          </table:table-cell>
          <table:table-cell table:style-name="financenumbers" office:value-type="float" office:value="147" calcext:value-type="float">
            <text:p>147</text:p>
          </table:table-cell>
          <table:table-cell table:style-name="financenumbers" table:number-columns-repeated="4"/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9"/>
          <table:table-cell table:style-name="ce3"/>
          <table:table-cell table:style-name="financenumbers" table:number-columns-repeated="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12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Good"/>
          <table:table-cell table:style-name="financenumbers" table:number-columns-repeated="11"/>
          <table:table-cell table:number-columns-repeated="1010"/>
        </table:table-row>
        <table:table-row table:style-name="ro2">
          <table:table-cell table:style-name="financenumbers"/>
          <table:table-cell table:style-name="ce5"/>
          <table:table-cell table:style-name="financenumbers" table:number-columns-repeated="12"/>
          <table:table-cell table:number-columns-repeated="1010"/>
        </table:table-row>
        <table:table-row table:style-name="ro2" table:number-rows-repeated="2">
          <table:table-cell table:style-name="financenumbers"/>
          <table:table-cell table:style-name="ce3"/>
          <table:table-cell table:style-name="financenumbers" table:number-columns-repeated="12"/>
          <table:table-cell table:number-columns-repeated="1010"/>
        </table:table-row>
        <table:table-row table:style-name="ro2">
          <table:table-cell table:style-name="financenumbers"/>
          <table:table-cell table:style-name="Default"/>
          <table:table-cell table:style-name="financenumbers" table:number-columns-repeated="12"/>
          <table:table-cell table:number-columns-repeated="1010"/>
        </table:table-row>
        <table:table-row table:style-name="ro2" table:number-rows-repeated="2">
          <table:table-cell table:style-name="financenumbers"/>
          <table:table-cell table:style-name="ce3"/>
          <table:table-cell table:style-name="financenumbers" table:number-columns-repeated="12"/>
          <table:table-cell table:number-columns-repeated="1010"/>
        </table:table-row>
        <table:table-row table:style-name="ro2" table:number-rows-repeated="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7"/>
          <table:table-cell table:style-name="Bad"/>
          <table:table-cell table:number-columns-repeated="1014"/>
        </table:table-row>
        <table:table-row table:style-name="ro2" table:number-rows-repeated="3">
          <table:table-cell/>
          <table:table-cell table:style-name="ce1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ter" svg:font-family="Inter" style:font-adornments="Regular" style:font-pitch="variable"/>
    <style:font-face style:name="Inter1" svg:font-family="Inter" style:font-pitch="variable"/>
    <style:font-face style:name="Inter2" svg:font-family="Inter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Inter" fo:font-family="Inter" style:font-style-name="Regular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9">
      <number:number number:decimal-places="3" number:min-decimal-places="0" number:decimal-replacement="" number:min-integer-digits="1" number:grouping="true"/>
    </number:number-style>
    <number:number-style style:name="N130">
      <number:number number:decimal-places="3" number:min-decimal-places="0" number:decimal-replacement="" number:min-integer-digits="1"/>
    </number:number-style>
    <number:number-style style:name="N131">
      <number:number number:decimal-places="2" number:min-decimal-places="0" number:decimal-replacement="" number:min-integer-digits="1"/>
      <number:text>  </number:text>
    </number:number-style>
    <number:number-style style:name="N132">
      <number:number number:decimal-places="1" number:min-decimal-places="1" number:min-integer-digits="1" number:grouping="true"/>
    </number:number-style>
    <number:number-style style:name="N133">
      <number:number number:decimal-places="3" number:min-decimal-places="3" number:min-integer-digits="1"/>
    </number:number-style>
    <style:style style:name="Default" style:family="table-cell">
      <style:text-properties style:font-name="Inter" fo:font-family="Inter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style:diagonal-bl-tr="none" style:diagonal-tl-br="none" fo:background-color="transparent"/>
      <style:text-properties fo:color="#0a2210" style:font-name="Inter" fo:font-family="Inter" style:font-style-name="Regular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Inter" fo:font-family="Inter" style:font-style-name="Regular" style:font-pitch="variable"/>
    </style:style>
    <style:style style:name="Bad" style:family="table-cell" style:parent-style-name="Status" style:data-style-name="N129">
      <style:table-cell-properties style:diagonal-bl-tr="none" style:diagonal-tl-br="none" fo:background-color="transparent"/>
      <style:text-properties fo:color="#ff5555" style:font-name="Inter1" fo:font-family="Inter" style:font-pitch="variabl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style:font-name="Inter2" fo:font-family="Inter" style:font-style-name="Bold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Status" style:data-style-name="N4"/>
    <style:style style:name="financenumbers" style:family="table-cell" style:parent-style-name="Status" style:data-style-name="N129">
      <style:table-cell-properties style:diagonal-bl-tr="none" style:diagonal-tl-br="none"/>
      <style:text-properties style:font-name="Inter" fo:font-family="Inter" style:font-style-name="Regular" style:font-pitch="variable"/>
    </style:style>
    <style:style style:name="percentcustom" style:family="table-cell" style:parent-style-name="Status" style:data-style-name="N10">
      <style:text-properties style:font-name="Inter" fo:font-family="Inter" style:font-style-name="Regular" style:font-pitch="variable"/>
    </style:style>
    <style:style style:name="percentgreen" style:family="table-cell" style:parent-style-name="Status" style:data-style-name="N10">
      <style:text-properties fo:color="#50fa7b"/>
    </style:style>
    <style:style style:name="percentred" style:family="table-cell" style:parent-style-name="Status" style:data-style-name="N10">
      <style:text-properties fo:color="#ff5555"/>
    </style:style>
    <style:style style:name="headlinecustom" style:family="table-cell" style:parent-style-name="Status" style:data-style-name="N129">
      <style:text-properties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4:04:42.95181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4:04:43.514243700</meta:creation-date>
    <meta:generator>LibreOffice/25.2.3.2$Windows_X86_64 LibreOffice_project/bbb074479178df812d175f709636b368952c2ce3</meta:generator>
    <meta:editing-duration>PT36M36S</meta:editing-duration>
    <meta:editing-cycles>8</meta:editing-cycles>
    <dc:title>defaultbiotech</dc:title>
    <dc:date>2025-05-06T14:55:59.656531700</dc:date>
    <meta:document-statistic meta:table-count="1" meta:cell-count="51" meta:object-count="0"/>
    <meta:template xlink:type="simple" xlink:actuate="onRequest" xlink:title="defaultbiotech" xlink:href="../../../Users/me/AppData/Roaming/LibreOffice/4/user/template/defaultbiotech.ots" meta:date="2025-05-06T14:04:43.117027300"/>
  </office:meta>
</office:document-meta>
</file>